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影响范围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货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6"/>
          <table:table-cell table:number-columns-repeated="4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妖怪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table table:name="车厢模型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4:30:45.920859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14:34:11.361386800</dc:date>
    <meta:editing-duration>PT1H53M28S</meta:editing-duration>
    <meta:editing-cycles>93</meta:editing-cycles>
    <meta:generator>LibreOffice/25.2.1.2$Windows_X86_64 LibreOffice_project/d3abf4aee5fd705e4a92bba33a32f40bc4e56f49</meta:generator>
    <meta:document-statistic meta:table-count="5" meta:cell-count="126" meta:object-count="0"/>
  </office:meta>
</office:document-meta>
</file>